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Monospace" svg:font-family="Monospace" style:font-pitch="fixed"/>
    <style:font-face style:name="Lohit Hindi1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6.345cm"/>
    </style:style>
    <style:style style:name="co12" style:family="table-column">
      <style:table-column-properties fo:break-before="auto" style:column-width="0.762cm"/>
    </style:style>
    <style:style style:name="co13" style:family="table-column">
      <style:table-column-properties fo:break-before="auto" style:column-width="2.014cm"/>
    </style:style>
    <style:style style:name="co14" style:family="table-column">
      <style:table-column-properties fo:break-before="auto" style:column-width="0.734cm"/>
    </style:style>
    <style:style style:name="co15" style:family="table-column">
      <style:table-column-properties fo:break-before="auto" style:column-width="4.23cm"/>
    </style:style>
    <style:style style:name="co16" style:family="table-column">
      <style:table-column-properties fo:break-before="auto" style:column-width="1.688cm"/>
    </style:style>
    <style:style style:name="co17" style:family="table-column">
      <style:table-column-properties fo:break-before="auto" style:column-width="1.988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.614cm"/>
    </style:style>
    <style:style style:name="co20" style:family="table-column">
      <style:table-column-properties fo:break-before="auto" style:column-width="3.113cm"/>
    </style:style>
    <style:style style:name="co21" style:family="table-column">
      <style:table-column-properties fo:break-before="auto" style:column-width="0.688cm"/>
    </style:style>
    <style:style style:name="co22" style:family="table-column">
      <style:table-column-properties fo:break-before="auto" style:column-width="1.833cm"/>
    </style:style>
    <style:style style:name="co23" style:family="table-column">
      <style:table-column-properties fo:break-before="auto" style:column-width="28.82cm"/>
    </style:style>
    <style:style style:name="co24" style:family="table-column">
      <style:table-column-properties fo:break-before="auto" style:column-width="0.797cm"/>
    </style:style>
    <style:style style:name="co25" style:family="table-column">
      <style:table-column-properties fo:break-before="auto" style:column-width="3.22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office:value-type="string">
            <text:p>d addr</text:p>
          </table:table-cell>
          <table:table-cell office:value-type="string">
            <text:p>d-&gt;index</text:p>
          </table:table-cell>
          <table:table-cell office:value-type="string">
            <text:p>d-&gt;state</text:p>
          </table:table-cell>
          <table:table-cell office:value-type="string">
            <text:p>d-&gt;nest</text:p>
          </table:table-cell>
          <table:table-cell office:value-type="string">
            <text:p>d-&gt;numval</text:p>
          </table:table-cell>
          <table:table-cell office:value-type="string">
            <text:p>d-&gt;token_index</text:p>
          </table:table-cell>
          <table:table-cell office:value-type="string">
            <text:p>d-&gt;element_index</text:p>
          </table:table-cell>
          <table:table-cell/>
          <table:table-cell office:value-type="string">
            <text:p>p addr</text:p>
          </table:table-cell>
          <table:table-cell office:value-type="string">
            <text:p>p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d addr</text:p>
          </table:table-cell>
          <table:table-cell office:value-type="string">
            <text:p>d-&gt;index</text:p>
          </table:table-cell>
          <table:table-cell office:value-type="string">
            <text:p>d-&gt;state</text:p>
          </table:table-cell>
          <table:table-cell office:value-type="string">
            <text:p>d-&gt;nest</text:p>
          </table:table-cell>
          <table:table-cell office:value-type="string">
            <text:p>d-&gt;numval</text:p>
          </table:table-cell>
          <table:table-cell office:value-type="string">
            <text:p>d-&gt;token_index</text:p>
          </table:table-cell>
          <table:table-cell office:value-type="string">
            <text:p>d-&gt;element_index</text:p>
          </table:table-cell>
        </table:table-row>
        <table:table-row table:style-name="ro2">
          <table:table-cell office:value-type="string">
            <text:p>0x7fffffffde20</text:p>
          </table:table-cell>
          <table:table-cell office:value-type="float" office:value="0">
            <text:p>0</text:p>
          </table:table-cell>
          <table:table-cell office:value-type="string">
            <text:p>00010000000000000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0x640b10</text:p>
          </table:table-cell>
          <table:table-cell office:value-type="string">
            <text:p>F2 FA A5 ccnx 00 FA A5 ping 00 00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x640b11 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2">
            <text:p>2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2">
            <text:p>2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0x640b12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3">
            <text:p>3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3">
            <text:p>3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640b13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0x7fffffffde20</text:p>
          </table:table-cell>
          <table:table-cell office:value-type="float" office:value="8">
            <text:p>8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8">
            <text:p>8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640b18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9">
            <text:p>9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9">
            <text:p>9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0x640b19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10">
            <text:p>10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10">
            <text:p>10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b1a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0x7fffffffde20</text:p>
          </table:table-cell>
          <table:table-cell office:value-type="float" office:value="15">
            <text:p>15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15">
            <text:p>15</text:p>
          </table:table-cell>
          <table:table-cell table:style-name="ce1"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b1f 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16">
            <text:p>16</text:p>
          </table:table-cell>
          <table:table-cell office:value-type="string">
            <text:p>111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16">
            <text:p>16</text:p>
          </table:table-cell>
          <table:table-cell table:style-name="ce1" office:value-type="string">
            <text:p>111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b2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0x7fffffffde20</text:p>
          </table:table-cell>
          <table:table-cell office:value-type="float" office:value="16">
            <text:p>16</text:p>
          </table:table-cell>
          <table:table-cell office:value-type="string">
            <text:p>000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4">
          <table:table-cell table:number-columns-repeated="22"/>
        </table:table-row>
        <table:table-row table:style-name="ro4">
          <table:table-cell office:value-type="string">
            <text:p>0x7fffffffde60</text:p>
          </table:table-cell>
          <table:table-cell office:value-type="float" office:value="0">
            <text:p>0</text:p>
          </table:table-cell>
          <table:table-cell office:value-type="string">
            <text:p>00010000000000000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0x640b18</text:p>
          </table:table-cell>
          <table:table-cell office:value-type="string">
            <text:p>FA A5 ping 00 00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6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0x7fffffffde6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x640b19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60</text:p>
          </table:table-cell>
          <table:table-cell office:value-type="float" office:value="2">
            <text:p>2</text:p>
          </table:table-cell>
          <table:table-cell office:value-type="string">
            <text:p>10110000000000001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number-columns-repeated="22"/>
        </table:table-row>
        <table:table-row table:style-name="ro2">
          <table:table-cell office:value-type="string">
            <text:p>0x7fffffffde00</text:p>
          </table:table-cell>
          <table:table-cell office:value-type="float" office:value="0">
            <text:p>0</text:p>
          </table:table-cell>
          <table:table-cell office:value-type="string">
            <text:p>00010000000000000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0x6403d0</text:p>
          </table:table-cell>
          <table:table-cell office:value-type="string">
            <text:p>F2 FA A5 ccnx 00 FA A5 ping 00 00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0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x6403d1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00</text:p>
          </table:table-cell>
          <table:table-cell office:value-type="float" office:value="2">
            <text:p>2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2">
            <text:p>2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0x6403d2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00</text:p>
          </table:table-cell>
          <table:table-cell office:value-type="float" office:value="3">
            <text:p>3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3">
            <text:p>3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6403d3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0x7fffffffde00</text:p>
          </table:table-cell>
          <table:table-cell office:value-type="float" office:value="8">
            <text:p>8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8">
            <text:p>8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6403d8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00</text:p>
          </table:table-cell>
          <table:table-cell office:value-type="float" office:value="9">
            <text:p>9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9">
            <text:p>9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0x6403d9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00</text:p>
          </table:table-cell>
          <table:table-cell office:value-type="float" office:value="10">
            <text:p>10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10">
            <text:p>10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3da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0x7fffffffde00</text:p>
          </table:table-cell>
          <table:table-cell office:value-type="float" office:value="15">
            <text:p>15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15">
            <text:p>15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3df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00</text:p>
          </table:table-cell>
          <table:table-cell office:value-type="float" office:value="16">
            <text:p>16</text:p>
          </table:table-cell>
          <table:table-cell office:value-type="string">
            <text:p>111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16">
            <text:p>16</text:p>
          </table:table-cell>
          <table:table-cell office:value-type="string">
            <text:p>111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3e0 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0x7fffffffde00</text:p>
          </table:table-cell>
          <table:table-cell office:value-type="float" office:value="16">
            <text:p>16</text:p>
          </table:table-cell>
          <table:table-cell office:value-type="string">
            <text:p>000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4">
          <table:table-cell table:number-columns-repeated="22"/>
        </table:table-row>
        <table:table-row table:style-name="ro2">
          <table:table-cell office:value-type="string">
            <text:p>0x7fffffffdd20</text:p>
          </table:table-cell>
          <table:table-cell office:value-type="float" office:value="0">
            <text:p>0</text:p>
          </table:table-cell>
          <table:table-cell office:value-type="string">
            <text:p>00010000000000000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0x640c10</text:p>
          </table:table-cell>
          <table:table-cell office:value-type="string">
            <text:p>F2 FA A5 ccnx 00 FA A5 ping 00 00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d2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0x7fffffffdd2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x640c11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d20</text:p>
          </table:table-cell>
          <table:table-cell office:value-type="float" office:value="2">
            <text:p>2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ffffdd20</text:p>
          </table:table-cell>
          <table:table-cell office:value-type="float" office:value="2">
            <text:p>2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0x640c12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d20</text:p>
          </table:table-cell>
          <table:table-cell office:value-type="float" office:value="3">
            <text:p>3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ffffdd20</text:p>
          </table:table-cell>
          <table:table-cell office:value-type="float" office:value="3">
            <text:p>3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640c13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0x7fffffffdd20</text:p>
          </table:table-cell>
          <table:table-cell office:value-type="float" office:value="8">
            <text:p>8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ffffdd20</text:p>
          </table:table-cell>
          <table:table-cell office:value-type="float" office:value="8">
            <text:p>8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640c18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d20</text:p>
          </table:table-cell>
          <table:table-cell office:value-type="float" office:value="9">
            <text:p>9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4" table:number-rows-repeated="10485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Sheet2" table:style-name="ta1">
        <office:forms form:automatic-focus="false" form:apply-design-mode="false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office:value-type="string">
            <text:p>d addr</text:p>
          </table:table-cell>
          <table:table-cell office:value-type="string">
            <text:p>d-&gt;index</text:p>
          </table:table-cell>
          <table:table-cell office:value-type="string">
            <text:p>d-&gt;state</text:p>
          </table:table-cell>
          <table:table-cell office:value-type="string">
            <text:p>d-&gt;nest</text:p>
          </table:table-cell>
          <table:table-cell office:value-type="string">
            <text:p>d-&gt;numval</text:p>
          </table:table-cell>
          <table:table-cell office:value-type="string">
            <text:p>d-&gt;token_index</text:p>
          </table:table-cell>
          <table:table-cell office:value-type="string">
            <text:p>d-&gt;element_index</text:p>
          </table:table-cell>
          <table:table-cell office:value-type="string">
            <text:p>n</text:p>
          </table:table-cell>
          <table:table-cell office:value-type="string">
            <text:p>p addr</text:p>
          </table:table-cell>
          <table:table-cell office:value-type="string">
            <text:p>p</text:p>
          </table:table-cell>
          <table:table-cell office:value-type="string">
            <text:p>I/O</text:p>
          </table:table-cell>
          <table:table-cell office:value-type="string">
            <text:p>d addr</text:p>
          </table:table-cell>
          <table:table-cell office:value-type="string">
            <text:p>d-&gt;index</text:p>
          </table:table-cell>
          <table:table-cell office:value-type="string">
            <text:p>d-&gt;state</text:p>
          </table:table-cell>
          <table:table-cell office:value-type="string">
            <text:p>d-&gt;nest</text:p>
          </table:table-cell>
          <table:table-cell office:value-type="string">
            <text:p>d-&gt;numval</text:p>
          </table:table-cell>
          <table:table-cell office:value-type="string">
            <text:p>d-&gt;token_index</text:p>
          </table:table-cell>
          <table:table-cell office:value-type="string">
            <text:p>d-&gt;element_index</text:p>
          </table:table-cell>
          <table:table-cell office:value-type="string">
            <text:p>i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xe7cc10</text:p>
          </table:table-cell>
          <table:table-cell office:value-type="string">
            <text:p>f2 fa 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xe7cc11</text:p>
          </table:table-cell>
          <table:table-cell office:value-type="string">
            <text:p>fa 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0xe7cc12</text:p>
          </table:table-cell>
          <table:table-cell office:value-type="string">
            <text:p>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0xe7cc13</text:p>
          </table:table-cell>
          <table:table-cell office:value-type="string">
            <text:p>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xe7cc18</text:p>
          </table:table-cell>
          <table:table-cell office:value-type="string">
            <text:p>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0xe7cc19</text:p>
          </table:table-cell>
          <table:table-cell office:value-type="string">
            <text:p>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0">
            <text:p>10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0">
            <text:p>10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0xe7cc1a</text:p>
          </table:table-cell>
          <table:table-cell office:value-type="string">
            <text:p>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5">
            <text:p>15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5">
            <text:p>15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xe7cc1f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6">
            <text:p>16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6">
            <text:p>16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e7cc20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xe7cc18</text:p>
          </table:table-cell>
          <table:table-cell office:value-type="string">
            <text:p>fa a5 70 69 6e 67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xe7cc19</text:p>
          </table:table-cell>
          <table:table-cell office:value-type="string">
            <text:p>a5 70 69 6e 67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2">
            <text:p>2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xe7c3d0</text:p>
          </table:table-cell>
          <table:table-cell office:value-type="string">
            <text:p>f2 fa 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xe7c3d1</text:p>
          </table:table-cell>
          <table:table-cell office:value-type="string">
            <text:p>fa 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0xe7c3d2</text:p>
          </table:table-cell>
          <table:table-cell office:value-type="string">
            <text:p>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0xe7c3d3</text:p>
          </table:table-cell>
          <table:table-cell office:value-type="string">
            <text:p>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xe7c3d8</text:p>
          </table:table-cell>
          <table:table-cell office:value-type="string">
            <text:p>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0xe7c3d9</text:p>
          </table:table-cell>
          <table:table-cell office:value-type="string">
            <text:p>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0">
            <text:p>10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0">
            <text:p>10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0xe7c3da</text:p>
          </table:table-cell>
          <table:table-cell office:value-type="string">
            <text:p>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5">
            <text:p>15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5">
            <text:p>15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xe7c3df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6">
            <text:p>16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6">
            <text:p>16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e7c3e0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xe7cc10</text:p>
          </table:table-cell>
          <table:table-cell office:value-type="string">
            <text:p>f2 fa 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xe7cc11</text:p>
          </table:table-cell>
          <table:table-cell office:value-type="string">
            <text:p>fa 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0xe7cc12</text:p>
          </table:table-cell>
          <table:table-cell office:value-type="string">
            <text:p>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0xe7cc13</text:p>
          </table:table-cell>
          <table:table-cell office:value-type="string">
            <text:p>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xe7cc18</text:p>
          </table:table-cell>
          <table:table-cell office:value-type="string">
            <text:p>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0xe7cc19</text:p>
          </table:table-cell>
          <table:table-cell office:value-type="string">
            <text:p>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0">
            <text:p>10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0">
            <text:p>10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0xe7cc1a</text:p>
          </table:table-cell>
          <table:table-cell office:value-type="string">
            <text:p>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5">
            <text:p>15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5">
            <text:p>15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xe7cc1f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6">
            <text:p>16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6">
            <text:p>16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e7cc20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0xe7c6a0</text:p>
          </table:table-cell>
          <table:table-cell office:value-type="string">
            <text:p>f2 fa a5 63 63 6e 78 00 fa 02 85 58 58 58 58 58 58 58 58 58 58 58 58 58 58 58 58 58 58 58 58 58 58 58 58 58 58 58 58 58 58 58 5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0xe7c6a1</text:p>
          </table:table-cell>
          <table:table-cell office:value-type="string">
            <text:p>fa a5 63 63 6e 78 00 fa 02 85 58 58 58 58 58 58 58 58 58 58 58 58 58 58 58 58 58 58 58 58 58 58 58 58 58 58 58 58 58 58 58 5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2</text:p>
          </table:table-cell>
          <table:table-cell office:value-type="string">
            <text:p>a5 63 63 6e 78 00 fa 02 85 58 58 58 58 58 58 58 58 58 58 58 58 58 58 58 58 58 58 58 58 58 58 58 58 58 58 58 58 58 58 58 5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0xe7c6a3</text:p>
          </table:table-cell>
          <table:table-cell office:value-type="string">
            <text:p>63 63 6e 78 00 fa 02 85 58 58 58 58 58 58 58 58 58 58 58 58 58 58 58 58 58 58 58 58 58 58 58 58 58 58 58 58 58 58 58 5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0xe7c6ab</text:p>
          </table:table-cell>
          <table:table-cell office:value-type="string">
            <text:p>58 58 58 58 58 58 58 58 58 58 58 58 58 58 58 58 58 58 58 58 58 58 58 58 58 58 58 58 58 58 58 5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0xe7c6cc</text:p>
          </table:table-cell>
          <table:table-cell office:value-type="string">
            <text:p>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0xe7c6cd</text:p>
          </table:table-cell>
          <table:table-cell office:value-type="string">
            <text:p>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0xe7c6ce</text:p>
          </table:table-cell>
          <table:table-cell office:value-type="string">
            <text:p>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1">
            <text:p>5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1">
            <text:p>5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2">
            <text:p>5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2">
            <text:p>5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4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2">
            <text:p>52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0xe7c6cc</text:p>
          </table:table-cell>
          <table:table-cell office:value-type="string">
            <text:p>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0xe7c6cd</text:p>
          </table:table-cell>
          <table:table-cell office:value-type="string">
            <text:p>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0xe7c6ce</text:p>
          </table:table-cell>
          <table:table-cell office:value-type="string">
            <text:p>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1">
            <text:p>5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1">
            <text:p>5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2">
            <text:p>5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2">
            <text:p>5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4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2">
            <text:p>52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0xe7c6cc</text:p>
          </table:table-cell>
          <table:table-cell office:value-type="string">
            <text:p>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0xe7c6cd</text:p>
          </table:table-cell>
          <table:table-cell office:value-type="string">
            <text:p>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0xe7c6ce</text:p>
          </table:table-cell>
          <table:table-cell office:value-type="string">
            <text:p>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1">
            <text:p>5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1">
            <text:p>5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2">
            <text:p>5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2">
            <text:p>5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4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2">
            <text:p>52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xe7c6a0</text:p>
          </table:table-cell>
          <table:table-cell office:value-type="string">
            <text:p>f2 fa a5 63 63 6e 78 00 fa 02 85 58 58 58 58 58 58 58 58 58 58 58 58 58 58 58 58 58 58 58 58 58 58 58 58 58 58 58 58 58 58 58 58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0xe7c6a1</text:p>
          </table:table-cell>
          <table:table-cell office:value-type="string">
            <text:p>fa a5 63 63 6e 78 00 fa 02 85 58 58 58 58 58 58 58 58 58 58 58 58 58 58 58 58 58 58 58 58 58 58 58 58 58 58 58 58 58 58 58 58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0xe7c6a2</text:p>
          </table:table-cell>
          <table:table-cell office:value-type="string">
            <text:p>a5 63 63 6e 78 00 fa 02 85 58 58 58 58 58 58 58 58 58 58 58 58 58 58 58 58 58 58 58 58 58 58 58 58 58 58 58 58 58 58 58 58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xe7c6a3</text:p>
          </table:table-cell>
          <table:table-cell office:value-type="string">
            <text:p>63 63 6e 78 00 fa 02 85 58 58 58 58 58 58 58 58 58 58 58 58 58 58 58 58 58 58 58 58 58 58 58 58 58 58 58 58 58 58 58 58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b</text:p>
          </table:table-cell>
          <table:table-cell office:value-type="string">
            <text:p>58 58 58 58 58 58 58 58 58 58 58 58 58 58 58 58 58 58 58 58 58 58 58 58 58 58 58 58 58 58 58 58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xe7c6cc</text:p>
          </table:table-cell>
          <table:table-cell office:value-type="string">
            <text:p>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0xe7c6cd</text:p>
          </table:table-cell>
          <table:table-cell office:value-type="string">
            <text:p>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0xe7c6ce</text:p>
          </table:table-cell>
          <table:table-cell office:value-type="string">
            <text:p>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6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7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5">
            <text:p>5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xe7c6cc</text:p>
          </table:table-cell>
          <table:table-cell office:value-type="string">
            <text:p>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0xe7c6cd</text:p>
          </table:table-cell>
          <table:table-cell office:value-type="string">
            <text:p>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0xe7c6ce</text:p>
          </table:table-cell>
          <table:table-cell office:value-type="string">
            <text:p>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6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7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5">
            <text:p>5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xe7c6cc</text:p>
          </table:table-cell>
          <table:table-cell office:value-type="string">
            <text:p>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0xe7c6cd</text:p>
          </table:table-cell>
          <table:table-cell office:value-type="string">
            <text:p>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0xe7c6ce</text:p>
          </table:table-cell>
          <table:table-cell office:value-type="string">
            <text:p>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6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7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5">
            <text:p>5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0xe7c6a0</text:p>
          </table:table-cell>
          <table:table-cell office:value-type="string">
            <text:p>f2 fa a5 63 63 6e 78 00 fa 02 85 58 58 58 58 58 58 58 58 58 58 58 58 58 58 58 58 58 58 58 58 58 58 58 58 58 58 58 58 58 58 58 58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0xe7c6a1</text:p>
          </table:table-cell>
          <table:table-cell office:value-type="string">
            <text:p>fa a5 63 63 6e 78 00 fa 02 85 58 58 58 58 58 58 58 58 58 58 58 58 58 58 58 58 58 58 58 58 58 58 58 58 58 58 58 58 58 58 58 58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0xe7c6a2</text:p>
          </table:table-cell>
          <table:table-cell office:value-type="string">
            <text:p>a5 63 63 6e 78 00 fa 02 85 58 58 58 58 58 58 58 58 58 58 58 58 58 58 58 58 58 58 58 58 58 58 58 58 58 58 58 58 58 58 58 58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0xe7c6a3</text:p>
          </table:table-cell>
          <table:table-cell office:value-type="string">
            <text:p>63 63 6e 78 00 fa 02 85 58 58 58 58 58 58 58 58 58 58 58 58 58 58 58 58 58 58 58 58 58 58 58 58 58 58 58 58 58 58 58 58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xe7c6ab</text:p>
          </table:table-cell>
          <table:table-cell office:value-type="string">
            <text:p>58 58 58 58 58 58 58 58 58 58 58 58 58 58 58 58 58 58 58 58 58 58 58 58 58 58 58 58 58 58 58 58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0xe7c6cc</text:p>
          </table:table-cell>
          <table:table-cell office:value-type="string">
            <text:p>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string">
            <text:p>0xe7c6cd</text:p>
          </table:table-cell>
          <table:table-cell office:value-type="string">
            <text:p>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string">
            <text:p>0xe7c6ce</text:p>
          </table:table-cell>
          <table:table-cell office:value-type="string">
            <text:p>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8">
            <text:p>5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8">
            <text:p>5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a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9">
            <text:p>59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9">
            <text:p>59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b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9">
            <text:p>59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0xe7c6cc</text:p>
          </table:table-cell>
          <table:table-cell office:value-type="string">
            <text:p>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string">
            <text:p>0xe7c6cd</text:p>
          </table:table-cell>
          <table:table-cell office:value-type="string">
            <text:p>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string">
            <text:p>0xe7c6ce</text:p>
          </table:table-cell>
          <table:table-cell office:value-type="string">
            <text:p>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8">
            <text:p>5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8">
            <text:p>5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a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9">
            <text:p>59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9">
            <text:p>59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b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9">
            <text:p>59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0xe7c6cc</text:p>
          </table:table-cell>
          <table:table-cell office:value-type="string">
            <text:p>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string">
            <text:p>0xe7c6cd</text:p>
          </table:table-cell>
          <table:table-cell office:value-type="string">
            <text:p>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string">
            <text:p>0xe7c6ce</text:p>
          </table:table-cell>
          <table:table-cell office:value-type="string">
            <text:p>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8">
            <text:p>5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8">
            <text:p>5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a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9">
            <text:p>59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9">
            <text:p>59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b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9">
            <text:p>59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0xe7c6a0</text:p>
          </table:table-cell>
          <table:table-cell office:value-type="string">
            <text:p>f2 fa a5 63 63 6e 78 00 fa 02 85 58 58 58 58 58 58 58 58 58 58 58 58 58 58 58 58 58 58 58 58 58 58 58 58 58 58 58 58 58 58 58 58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0xe7c6a1</text:p>
          </table:table-cell>
          <table:table-cell office:value-type="string">
            <text:p>fa a5 63 63 6e 78 00 fa 02 85 58 58 58 58 58 58 58 58 58 58 58 58 58 58 58 58 58 58 58 58 58 58 58 58 58 58 58 58 58 58 58 58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0xe7c6a2</text:p>
          </table:table-cell>
          <table:table-cell office:value-type="string">
            <text:p>a5 63 63 6e 78 00 fa 02 85 58 58 58 58 58 58 58 58 58 58 58 58 58 58 58 58 58 58 58 58 58 58 58 58 58 58 58 58 58 58 58 58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0xe7c6a3</text:p>
          </table:table-cell>
          <table:table-cell office:value-type="string">
            <text:p>63 63 6e 78 00 fa 02 85 58 58 58 58 58 58 58 58 58 58 58 58 58 58 58 58 58 58 58 58 58 58 58 58 58 58 58 58 58 58 58 58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b</text:p>
          </table:table-cell>
          <table:table-cell office:value-type="string">
            <text:p>58 58 58 58 58 58 58 58 58 58 58 58 58 58 58 58 58 58 58 58 58 58 58 58 58 58 58 58 58 58 58 58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0xe7c6cc</text:p>
          </table:table-cell>
          <table:table-cell office:value-type="string">
            <text:p>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string">
            <text:p>0xe7c6cd</text:p>
          </table:table-cell>
          <table:table-cell office:value-type="string">
            <text:p>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string">
            <text:p>0xe7c6ce</text:p>
          </table:table-cell>
          <table:table-cell office:value-type="string">
            <text:p>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6">
            <text:p>5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6">
            <text:p>5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8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7">
            <text:p>5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7">
            <text:p>5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9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7">
            <text:p>57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0xe7c6cc</text:p>
          </table:table-cell>
          <table:table-cell office:value-type="string">
            <text:p>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string">
            <text:p>0xe7c6cd</text:p>
          </table:table-cell>
          <table:table-cell office:value-type="string">
            <text:p>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string">
            <text:p>0xe7c6ce</text:p>
          </table:table-cell>
          <table:table-cell office:value-type="string">
            <text:p>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6">
            <text:p>5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6">
            <text:p>5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8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7">
            <text:p>5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7">
            <text:p>5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9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7">
            <text:p>57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0xe7c6cc</text:p>
          </table:table-cell>
          <table:table-cell office:value-type="string">
            <text:p>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string">
            <text:p>0xe7c6cd</text:p>
          </table:table-cell>
          <table:table-cell office:value-type="string">
            <text:p>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string">
            <text:p>0xe7c6ce</text:p>
          </table:table-cell>
          <table:table-cell office:value-type="string">
            <text:p>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6">
            <text:p>5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6">
            <text:p>5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8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7">
            <text:p>5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7">
            <text:p>5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9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7">
            <text:p>57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xe7c6a0</text:p>
          </table:table-cell>
          <table:table-cell office:value-type="string">
            <text:p>f2 fa a5 63 63 6e 78 00 fa 02 85 58 58 58 58 58 58 58 58 58 58 58 58 58 58 58 58 58 58 58 58 58 58 58 58 58 58 58 58 58 58 58 58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0xe7c6a1</text:p>
          </table:table-cell>
          <table:table-cell office:value-type="string">
            <text:p>fa a5 63 63 6e 78 00 fa 02 85 58 58 58 58 58 58 58 58 58 58 58 58 58 58 58 58 58 58 58 58 58 58 58 58 58 58 58 58 58 58 58 58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0xe7c6a2</text:p>
          </table:table-cell>
          <table:table-cell office:value-type="string">
            <text:p>a5 63 63 6e 78 00 fa 02 85 58 58 58 58 58 58 58 58 58 58 58 58 58 58 58 58 58 58 58 58 58 58 58 58 58 58 58 58 58 58 58 58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xe7c6a3</text:p>
          </table:table-cell>
          <table:table-cell office:value-type="string">
            <text:p>63 63 6e 78 00 fa 02 85 58 58 58 58 58 58 58 58 58 58 58 58 58 58 58 58 58 58 58 58 58 58 58 58 58 58 58 58 58 58 58 58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b</text:p>
          </table:table-cell>
          <table:table-cell office:value-type="string">
            <text:p>58 58 58 58 58 58 58 58 58 58 58 58 58 58 58 58 58 58 58 58 58 58 58 58 58 58 58 58 58 58 58 58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xe7c6cc</text:p>
          </table:table-cell>
          <table:table-cell office:value-type="string">
            <text:p>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0xe7c6cd</text:p>
          </table:table-cell>
          <table:table-cell office:value-type="string">
            <text:p>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0xe7c6ce</text:p>
          </table:table-cell>
          <table:table-cell office:value-type="string">
            <text:p>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6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7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5">
            <text:p>5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xe7c6cc</text:p>
          </table:table-cell>
          <table:table-cell office:value-type="string">
            <text:p>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0xe7c6cd</text:p>
          </table:table-cell>
          <table:table-cell office:value-type="string">
            <text:p>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0xe7c6ce</text:p>
          </table:table-cell>
          <table:table-cell office:value-type="string">
            <text:p>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6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7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5">
            <text:p>5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xe7c6cc</text:p>
          </table:table-cell>
          <table:table-cell office:value-type="string">
            <text:p>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0xe7c6cd</text:p>
          </table:table-cell>
          <table:table-cell office:value-type="string">
            <text:p>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0xe7c6ce</text:p>
          </table:table-cell>
          <table:table-cell office:value-type="string">
            <text:p>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6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7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5">
            <text:p>5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0xe7c6a0</text:p>
          </table:table-cell>
          <table:table-cell office:value-type="string">
            <text:p>f2 fa a5 63 63 6e 78 00 fa 02 85 58 58 58 58 58 58 58 58 58 58 58 58 58 58 58 58 58 58 58 58 58 58 58 58 58 58 58 58 58 58 58 58 00 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0xe7c6a1</text:p>
          </table:table-cell>
          <table:table-cell office:value-type="string">
            <text:p>fa a5 63 63 6e 78 00 fa 02 85 58 58 58 58 58 58 58 58 58 58 58 58 58 58 58 58 58 58 58 58 58 58 58 58 58 58 58 58 58 58 58 58 00 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0xe7c6a2</text:p>
          </table:table-cell>
          <table:table-cell office:value-type="string">
            <text:p>a5 63 63 6e 78 00 fa 02 85 58 58 58 58 58 58 58 58 58 58 58 58 58 58 58 58 58 58 58 58 58 58 58 58 58 58 58 58 58 58 58 58 00 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3</text:p>
          </table:table-cell>
          <table:table-cell office:value-type="string">
            <text:p>63 63 6e 78 00 fa 02 85 58 58 58 58 58 58 58 58 58 58 58 58 58 58 58 58 58 58 58 58 58 58 58 58 58 58 58 58 58 58 58 58 00 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0xe7c6ab</text:p>
          </table:table-cell>
          <table:table-cell office:value-type="string">
            <text:p>58 58 58 58 58 58 58 58 58 58 58 58 58 58 58 58 58 58 58 58 58 58 58 58 58 58 58 58 58 58 58 58 00 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0xe7c6cc</text:p>
          </table:table-cell>
          <table:table-cell office:value-type="string">
            <text:p>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string">
            <text:p>0xe7c6cd</text:p>
          </table:table-cell>
          <table:table-cell office:value-type="string">
            <text:p>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0xe7c6ce</text:p>
          </table:table-cell>
          <table:table-cell office:value-type="string">
            <text:p>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2">
            <text:p>5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2">
            <text:p>5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4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3">
            <text:p>5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3">
            <text:p>5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5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3">
            <text:p>53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0xe7c6cc</text:p>
          </table:table-cell>
          <table:table-cell office:value-type="string">
            <text:p>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string">
            <text:p>0xe7c6cd</text:p>
          </table:table-cell>
          <table:table-cell office:value-type="string">
            <text:p>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0xe7c6ce</text:p>
          </table:table-cell>
          <table:table-cell office:value-type="string">
            <text:p>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2">
            <text:p>5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2">
            <text:p>5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4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3">
            <text:p>5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3">
            <text:p>5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5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3">
            <text:p>53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0xe7c6cc</text:p>
          </table:table-cell>
          <table:table-cell office:value-type="string">
            <text:p>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string">
            <text:p>0xe7c6cd</text:p>
          </table:table-cell>
          <table:table-cell office:value-type="string">
            <text:p>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0xe7c6ce</text:p>
          </table:table-cell>
          <table:table-cell office:value-type="string">
            <text:p>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2">
            <text:p>5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2">
            <text:p>5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4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3">
            <text:p>5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3">
            <text:p>5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5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3">
            <text:p>53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0xe7c6a0</text:p>
          </table:table-cell>
          <table:table-cell office:value-type="string">
            <text:p>f2 fa a5 63 63 6e 78 00 fa 02 85 58 58 58 58 58 58 58 58 58 58 58 58 58 58 58 58 58 58 58 58 58 58 58 58 58 58 58 58 58 58 58 58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0xe7c6a1</text:p>
          </table:table-cell>
          <table:table-cell office:value-type="string">
            <text:p>fa a5 63 63 6e 78 00 fa 02 85 58 58 58 58 58 58 58 58 58 58 58 58 58 58 58 58 58 58 58 58 58 58 58 58 58 58 58 58 58 58 58 58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0xe7c6a2</text:p>
          </table:table-cell>
          <table:table-cell office:value-type="string">
            <text:p>a5 63 63 6e 78 00 fa 02 85 58 58 58 58 58 58 58 58 58 58 58 58 58 58 58 58 58 58 58 58 58 58 58 58 58 58 58 58 58 58 58 58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0xe7c6a3</text:p>
          </table:table-cell>
          <table:table-cell office:value-type="string">
            <text:p>63 63 6e 78 00 fa 02 85 58 58 58 58 58 58 58 58 58 58 58 58 58 58 58 58 58 58 58 58 58 58 58 58 58 58 58 58 58 58 58 58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0xe7c6ab</text:p>
          </table:table-cell>
          <table:table-cell office:value-type="string">
            <text:p>58 58 58 58 58 58 58 58 58 58 58 58 58 58 58 58 58 58 58 58 58 58 58 58 58 58 58 58 58 58 58 58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0xe7c6cc</text:p>
          </table:table-cell>
          <table:table-cell office:value-type="string">
            <text:p>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string">
            <text:p>0xe7c6cd</text:p>
          </table:table-cell>
          <table:table-cell office:value-type="string">
            <text:p>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string">
            <text:p>0xe7c6ce</text:p>
          </table:table-cell>
          <table:table-cell office:value-type="string">
            <text:p>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7">
            <text:p>57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7">
            <text:p>57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9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8">
            <text:p>58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8">
            <text:p>58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a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8">
            <text:p>58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0xe7c6cc</text:p>
          </table:table-cell>
          <table:table-cell office:value-type="string">
            <text:p>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string">
            <text:p>0xe7c6cd</text:p>
          </table:table-cell>
          <table:table-cell office:value-type="string">
            <text:p>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string">
            <text:p>0xe7c6ce</text:p>
          </table:table-cell>
          <table:table-cell office:value-type="string">
            <text:p>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7">
            <text:p>57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7">
            <text:p>57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9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8">
            <text:p>58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8">
            <text:p>58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a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8">
            <text:p>58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0xe7c6cc</text:p>
          </table:table-cell>
          <table:table-cell office:value-type="string">
            <text:p>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string">
            <text:p>0xe7c6cd</text:p>
          </table:table-cell>
          <table:table-cell office:value-type="string">
            <text:p>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string">
            <text:p>0xe7c6ce</text:p>
          </table:table-cell>
          <table:table-cell office:value-type="string">
            <text:p>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7">
            <text:p>57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7">
            <text:p>57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9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8">
            <text:p>58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8">
            <text:p>58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a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8">
            <text:p>58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0xe7ee40</text:p>
          </table:table-cell>
          <table:table-cell office:value-type="string">
            <text:p>f2 fa 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ee41</text:p>
          </table:table-cell>
          <table:table-cell office:value-type="string">
            <text:p>fa 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0xe7ee42</text:p>
          </table:table-cell>
          <table:table-cell office:value-type="string">
            <text:p>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0xe7ee43</text:p>
          </table:table-cell>
          <table:table-cell office:value-type="string">
            <text:p>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0xe7ee53</text:p>
          </table:table-cell>
          <table:table-cell office:value-type="string">
            <text:p>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0">
            <text:p>2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0">
            <text:p>2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0xe7ee54</text:p>
          </table:table-cell>
          <table:table-cell office:value-type="string">
            <text:p>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1">
            <text:p>2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1">
            <text:p>2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0xe7ee55</text:p>
          </table:table-cell>
          <table:table-cell office:value-type="string">
            <text:p>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9">
            <text:p>2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9">
            <text:p>2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0xe7ee5d</text:p>
          </table:table-cell>
          <table:table-cell office:value-type="string">
            <text:p>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0">
            <text:p>3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0">
            <text:p>3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0xe7ee5e</text:p>
          </table:table-cell>
          <table:table-cell office:value-type="string">
            <text:p>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1">
            <text:p>3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1">
            <text:p>3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0xe7ee5f</text:p>
          </table:table-cell>
          <table:table-cell office:value-type="string">
            <text:p>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6">
            <text:p>3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6">
            <text:p>3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0xe7ee64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7">
            <text:p>3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7">
            <text:p>3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0xe7ee65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7">
            <text:p>37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xe7ee53</text:p>
          </table:table-cell>
          <table:table-cell office:value-type="string">
            <text:p>fa bd c1 2e 4d 2e 53 52 56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xe7ee54</text:p>
          </table:table-cell>
          <table:table-cell office:value-type="string">
            <text:p>bd c1 2e 4d 2e 53 52 56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2">
            <text:p>2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0xe7d760</text:p>
          </table:table-cell>
          <table:table-cell office:value-type="string">
            <text:p>f2 fa 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d761</text:p>
          </table:table-cell>
          <table:table-cell office:value-type="string">
            <text:p>fa 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0xe7d762</text:p>
          </table:table-cell>
          <table:table-cell office:value-type="string">
            <text:p>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0xe7d763</text:p>
          </table:table-cell>
          <table:table-cell office:value-type="string">
            <text:p>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0xe7d773</text:p>
          </table:table-cell>
          <table:table-cell office:value-type="string">
            <text:p>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0">
            <text:p>2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0">
            <text:p>2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0xe7d774</text:p>
          </table:table-cell>
          <table:table-cell office:value-type="string">
            <text:p>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1">
            <text:p>2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1">
            <text:p>2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0xe7d775</text:p>
          </table:table-cell>
          <table:table-cell office:value-type="string">
            <text:p>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9">
            <text:p>2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9">
            <text:p>2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0xe7d77d</text:p>
          </table:table-cell>
          <table:table-cell office:value-type="string">
            <text:p>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0">
            <text:p>3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0">
            <text:p>3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0xe7d77e</text:p>
          </table:table-cell>
          <table:table-cell office:value-type="string">
            <text:p>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1">
            <text:p>3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1">
            <text:p>3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0xe7d77f</text:p>
          </table:table-cell>
          <table:table-cell office:value-type="string">
            <text:p>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6">
            <text:p>3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6">
            <text:p>3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0xe7d784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7">
            <text:p>3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7">
            <text:p>3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0xe7d785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7">
            <text:p>37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0xe7ee40</text:p>
          </table:table-cell>
          <table:table-cell office:value-type="string">
            <text:p>f2 fa 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ee41</text:p>
          </table:table-cell>
          <table:table-cell office:value-type="string">
            <text:p>fa 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0xe7ee42</text:p>
          </table:table-cell>
          <table:table-cell office:value-type="string">
            <text:p>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0xe7ee43</text:p>
          </table:table-cell>
          <table:table-cell office:value-type="string">
            <text:p>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0xe7ee53</text:p>
          </table:table-cell>
          <table:table-cell office:value-type="string">
            <text:p>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0">
            <text:p>2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0">
            <text:p>2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0xe7ee54</text:p>
          </table:table-cell>
          <table:table-cell office:value-type="string">
            <text:p>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1">
            <text:p>2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1">
            <text:p>2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0xe7ee55</text:p>
          </table:table-cell>
          <table:table-cell office:value-type="string">
            <text:p>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9">
            <text:p>2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9">
            <text:p>2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0xe7ee5d</text:p>
          </table:table-cell>
          <table:table-cell office:value-type="string">
            <text:p>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0">
            <text:p>3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0">
            <text:p>3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0xe7ee5e</text:p>
          </table:table-cell>
          <table:table-cell office:value-type="string">
            <text:p>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1">
            <text:p>3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1">
            <text:p>3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0xe7ee5f</text:p>
          </table:table-cell>
          <table:table-cell office:value-type="string">
            <text:p>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6">
            <text:p>3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6">
            <text:p>3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0xe7ee64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7">
            <text:p>3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7">
            <text:p>3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0xe7ee65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7">
            <text:p>37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0xe7c490</text:p>
          </table:table-cell>
          <table:table-cell office:value-type="string">
            <text:p>f2 fa 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0xe7c491</text:p>
          </table:table-cell>
          <table:table-cell office:value-type="string">
            <text:p>fa 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0xe7c492</text:p>
          </table:table-cell>
          <table:table-cell office:value-type="string">
            <text:p>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0xe7c494</text:p>
          </table:table-cell>
          <table:table-cell office:value-type="string">
            <text:p>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e7c4a7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4">
            <text:p>24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4">
            <text:p>24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e7c4a8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4">
            <text:p>24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0xe7c4f0</text:p>
          </table:table-cell>
          <table:table-cell office:value-type="string">
            <text:p>f2 fa 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0xe7c4f1</text:p>
          </table:table-cell>
          <table:table-cell office:value-type="string">
            <text:p>fa 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0xe7c4f2</text:p>
          </table:table-cell>
          <table:table-cell office:value-type="string">
            <text:p>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0xe7c4f4</text:p>
          </table:table-cell>
          <table:table-cell office:value-type="string">
            <text:p>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e7c507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4">
            <text:p>24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4">
            <text:p>24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e7c508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4">
            <text:p>24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0xe7c490</text:p>
          </table:table-cell>
          <table:table-cell office:value-type="string">
            <text:p>f2 fa 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0xe7c491</text:p>
          </table:table-cell>
          <table:table-cell office:value-type="string">
            <text:p>fa 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0xe7c492</text:p>
          </table:table-cell>
          <table:table-cell office:value-type="string">
            <text:p>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0xe7c494</text:p>
          </table:table-cell>
          <table:table-cell office:value-type="string">
            <text:p>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e7c4a7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4">
            <text:p>24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4">
            <text:p>24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e7c4a8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4">
            <text:p>24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xe7ee40</text:p>
          </table:table-cell>
          <table:table-cell office:value-type="string">
            <text:p>f2 fa 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0xe7ee41</text:p>
          </table:table-cell>
          <table:table-cell office:value-type="string">
            <text:p>fa 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0xe7ee42</text:p>
          </table:table-cell>
          <table:table-cell office:value-type="string">
            <text:p>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0xe7ee44</text:p>
          </table:table-cell>
          <table:table-cell office:value-type="string">
            <text:p>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0xe7ee57</text:p>
          </table:table-cell>
          <table:table-cell office:value-type="string">
            <text:p>fa ad 67 75 65 73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4">
            <text:p>24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4">
            <text:p>24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0xe7ee58</text:p>
          </table:table-cell>
          <table:table-cell office:value-type="string">
            <text:p>ad 67 75 65 73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5">
            <text:p>25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5">
            <text:p>25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string">
            <text:p>0xe7ee59</text:p>
          </table:table-cell>
          <table:table-cell office:value-type="string">
            <text:p>67 75 65 73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1">
            <text:p>3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1">
            <text:p>3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0xe7ee5f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2">
            <text:p>3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2">
            <text:p>3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0xe7ee60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xe7ee57</text:p>
          </table:table-cell>
          <table:table-cell office:value-type="string">
            <text:p>fa ad 67 75 65 73 74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xe7ee58</text:p>
          </table:table-cell>
          <table:table-cell office:value-type="string">
            <text:p>ad 67 75 65 73 74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2">
            <text:p>2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xe7d760</text:p>
          </table:table-cell>
          <table:table-cell office:value-type="string">
            <text:p>f2 fa 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0xe7d761</text:p>
          </table:table-cell>
          <table:table-cell office:value-type="string">
            <text:p>fa 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0xe7d762</text:p>
          </table:table-cell>
          <table:table-cell office:value-type="string">
            <text:p>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0xe7d764</text:p>
          </table:table-cell>
          <table:table-cell office:value-type="string">
            <text:p>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0xe7d777</text:p>
          </table:table-cell>
          <table:table-cell office:value-type="string">
            <text:p>fa ad 67 75 65 73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4">
            <text:p>24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4">
            <text:p>24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0xe7d778</text:p>
          </table:table-cell>
          <table:table-cell office:value-type="string">
            <text:p>ad 67 75 65 73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5">
            <text:p>25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5">
            <text:p>25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string">
            <text:p>0xe7d779</text:p>
          </table:table-cell>
          <table:table-cell office:value-type="string">
            <text:p>67 75 65 73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1">
            <text:p>3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1">
            <text:p>3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0xe7d77f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2">
            <text:p>3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2">
            <text:p>3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0xe7d780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xe7ee40</text:p>
          </table:table-cell>
          <table:table-cell office:value-type="string">
            <text:p>f2 fa 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0xe7ee41</text:p>
          </table:table-cell>
          <table:table-cell office:value-type="string">
            <text:p>fa 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0xe7ee42</text:p>
          </table:table-cell>
          <table:table-cell office:value-type="string">
            <text:p>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0xe7ee44</text:p>
          </table:table-cell>
          <table:table-cell office:value-type="string">
            <text:p>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0xe7ee57</text:p>
          </table:table-cell>
          <table:table-cell office:value-type="string">
            <text:p>fa ad 67 75 65 73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4">
            <text:p>24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4">
            <text:p>24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0xe7ee58</text:p>
          </table:table-cell>
          <table:table-cell office:value-type="string">
            <text:p>ad 67 75 65 73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5">
            <text:p>25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5">
            <text:p>25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string">
            <text:p>0xe7ee59</text:p>
          </table:table-cell>
          <table:table-cell office:value-type="string">
            <text:p>67 75 65 73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1">
            <text:p>3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1">
            <text:p>3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0xe7ee5f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2">
            <text:p>3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2">
            <text:p>3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0xe7ee60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xe7d3d0</text:p>
          </table:table-cell>
          <table:table-cell office:value-type="string">
            <text:p>f2 fa c5 c1 2e 4d 2e 46 41 43 4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xe7d3d1</text:p>
          </table:table-cell>
          <table:table-cell office:value-type="string">
            <text:p>fa c5 c1 2e 4d 2e 46 41 43 4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0xe7d3d2</text:p>
          </table:table-cell>
          <table:table-cell office:value-type="string">
            <text:p>c5 c1 2e 4d 2e 46 41 43 4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xe7d3d3</text:p>
          </table:table-cell>
          <table:table-cell office:value-type="string">
            <text:p>c1 2e 4d 2e 46 41 43 4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2">
            <text:p>1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2">
            <text:p>1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e7d3dc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3">
            <text:p>1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3">
            <text:p>1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e7d3dd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3">
            <text:p>13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xe7d360</text:p>
          </table:table-cell>
          <table:table-cell office:value-type="string">
            <text:p>f2 fa c5 c1 2e 4d 2e 46 41 43 4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xe7d361</text:p>
          </table:table-cell>
          <table:table-cell office:value-type="string">
            <text:p>fa c5 c1 2e 4d 2e 46 41 43 4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0xe7d362</text:p>
          </table:table-cell>
          <table:table-cell office:value-type="string">
            <text:p>c5 c1 2e 4d 2e 46 41 43 4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xe7d363</text:p>
          </table:table-cell>
          <table:table-cell office:value-type="string">
            <text:p>c1 2e 4d 2e 46 41 43 4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2">
            <text:p>1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2">
            <text:p>1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e7d36c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3">
            <text:p>1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3">
            <text:p>1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e7d36d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3">
            <text:p>13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xe7d3d0</text:p>
          </table:table-cell>
          <table:table-cell office:value-type="string">
            <text:p>f2 fa c5 c1 2e 4d 2e 46 41 43 4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xe7d3d1</text:p>
          </table:table-cell>
          <table:table-cell office:value-type="string">
            <text:p>fa c5 c1 2e 4d 2e 46 41 43 4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0xe7d3d2</text:p>
          </table:table-cell>
          <table:table-cell office:value-type="string">
            <text:p>c5 c1 2e 4d 2e 46 41 43 4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xe7d3d3</text:p>
          </table:table-cell>
          <table:table-cell office:value-type="string">
            <text:p>c1 2e 4d 2e 46 41 43 4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2">
            <text:p>1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2">
            <text:p>1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e7d3dc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3">
            <text:p>1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3">
            <text:p>1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e7d3dd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3">
            <text:p>13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0xe7ee40</text:p>
          </table:table-cell>
          <table:table-cell office:value-type="string">
            <text:p>f2 fa a5 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8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0xe7ee41</text:p>
          </table:table-cell>
          <table:table-cell office:value-type="string">
            <text:p>fa a5 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8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string">
            <text:p>0xe7ee42</text:p>
          </table:table-cell>
          <table:table-cell office:value-type="string">
            <text:p>a5 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0xe7ee43</text:p>
          </table:table-cell>
          <table:table-cell office:value-type="string">
            <text:p>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string">
            <text:p>0xe7ee48</text:p>
          </table:table-cell>
          <table:table-cell office:value-type="string">
            <text:p>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0xe7ee49</text:p>
          </table:table-cell>
          <table:table-cell office:value-type="string">
            <text:p>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string">
            <text:p>0xe7ee4b</text:p>
          </table:table-cell>
          <table:table-cell office:value-type="string">
            <text:p>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8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xe7ee6c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45">
            <text:p>4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80</text:p>
          </table:table-cell>
          <table:table-cell office:value-type="float" office:value="45">
            <text:p>4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e7ee6d</text:p>
          </table:table-cell>
          <table:table-cell/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45">
            <text:p>4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0xe7d760</text:p>
          </table:table-cell>
          <table:table-cell office:value-type="string">
            <text:p>f2 fa a5 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0xe7d761</text:p>
          </table:table-cell>
          <table:table-cell office:value-type="string">
            <text:p>fa a5 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string">
            <text:p>0xe7d762</text:p>
          </table:table-cell>
          <table:table-cell office:value-type="string">
            <text:p>a5 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0xe7d763</text:p>
          </table:table-cell>
          <table:table-cell office:value-type="string">
            <text:p>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string">
            <text:p>0xe7d768</text:p>
          </table:table-cell>
          <table:table-cell office:value-type="string">
            <text:p>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0xe7d769</text:p>
          </table:table-cell>
          <table:table-cell office:value-type="string">
            <text:p>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string">
            <text:p>0xe7d76b</text:p>
          </table:table-cell>
          <table:table-cell office:value-type="string">
            <text:p>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8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xe7d78c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45">
            <text:p>4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80</text:p>
          </table:table-cell>
          <table:table-cell office:value-type="float" office:value="45">
            <text:p>4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e7d78d</text:p>
          </table:table-cell>
          <table:table-cell/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45">
            <text:p>4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ab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xe7d300</text:p>
          </table:table-cell>
          <table:table-cell office:value-type="string">
            <text:p>f2 fa fd c1 2e 4d 2e 53 2e 6c 6f 63 61 6c 68 6f 73 74 00 00 </text:p>
          </table:table-cell>
          <table:table-cell office:value-type="string">
            <text:p>|</text:p>
          </table:table-cell>
          <table:table-cell office:value-type="string">
            <text:p>0x7fffee501ab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b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xe7d301</text:p>
          </table:table-cell>
          <table:table-cell office:value-type="string">
            <text:p>fa fd c1 2e 4d 2e 53 2e 6c 6f 63 61 6c 68 6f 73 74 00 00 </text:p>
          </table:table-cell>
          <table:table-cell office:value-type="string">
            <text:p>|</text:p>
          </table:table-cell>
          <table:table-cell office:value-type="string">
            <text:p>0x7fffee501ab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b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0xe7d302</text:p>
          </table:table-cell>
          <table:table-cell office:value-type="string">
            <text:p>fd c1 2e 4d 2e 53 2e 6c 6f 63 61 6c 68 6f 73 74 00 00 </text:p>
          </table:table-cell>
          <table:table-cell office:value-type="string">
            <text:p>|</text:p>
          </table:table-cell>
          <table:table-cell office:value-type="string">
            <text:p>0x7fffee501ab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b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0xe7d303</text:p>
          </table:table-cell>
          <table:table-cell office:value-type="string">
            <text:p>c1 2e 4d 2e 53 2e 6c 6f 63 61 6c 68 6f 73 74 00 00 </text:p>
          </table:table-cell>
          <table:table-cell office:value-type="string">
            <text:p>|</text:p>
          </table:table-cell>
          <table:table-cell office:value-type="string">
            <text:p>0x7fffee501ab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0x7fffee501ab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e7d31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b0</text:p>
          </table:table-cell>
          <table:table-cell office:value-type="float" office:value="20">
            <text:p>20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b0</text:p>
          </table:table-cell>
          <table:table-cell office:value-type="float" office:value="20">
            <text:p>20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e7d314</text:p>
          </table:table-cell>
          <table:table-cell/>
          <table:table-cell office:value-type="string">
            <text:p>|</text:p>
          </table:table-cell>
          <table:table-cell office:value-type="string">
            <text:p>0x7fffee501ab0</text:p>
          </table:table-cell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 table:number-rows-repeated="1048152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Monospace" svg:font-family="Monospace" style:font-pitch="fixed"/>
    <style:font-face style:name="Lohit Hindi1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g Tang</meta:initial-creator>
    <meta:creation-date>2013-05-15T21:41:08</meta:creation-date>
    <dc:date>2013-05-16T17:20:17</dc:date>
    <dc:creator>Tang </dc:creator>
    <meta:editing-duration>PT2H38M6S</meta:editing-duration>
    <meta:editing-cycles>5</meta:editing-cycles>
    <meta:generator>LibreOffice/3.5$Linux_X86_64 LibreOffice_project/350m1$Build-2</meta:generator>
    <meta:document-statistic meta:table-count="3" meta:cell-count="8445" meta:object-count="0"/>
  </office:meta>
</office:document-meta>
</file>